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{object_ref}</text:span> <text:s text:c="21"/><text:tab/><text:span text:style-name="T1">{object_date} <text:s text:c="17"/></text:span></text:p>
      <text:p text:style-name="P11"><text:span text:style-name="T1"><text:tab/></text:span><text:span text:style-name="T2">{company_name}</text:span></text:p>
      <text:p text:style-name="P12"><text:tab/>{company_country}</text:p>
      <text:p text:style-name="P10"/>
      <text:p text:style-name="P1"/>
      <text:p text:style-name="P1"/>
      <text:p text:style-name="P1"/>
      <text:p text:style-name="P6"><text:s text:c="4"/>[!-- BEGIN lines --]</text:p>
      <text:p text:style-name="P13"><text:span text:style-name="T3"><text:s text:c="11"/>{line_qty} <text:s text:c="8"/></text:span><text:s/><text:span text:style-name="T3">{line_fulldesc}<text:tab/><text:tab/><text:tab/><text:tab/><text:tab/><text:tab/><text:tab/><text:tab/>$ {line_up}<text:tab/><text:tab/>$ {line_price_ht}</text:span></text:p>
      <text:p text:style-name="P2"><text:s text:c="4"/>[!-- END lines --]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{object_total_ttc_locale}<text:tab/><text:tab/><text:tab/><text:tab/><text:tab/><text:tab/><text:tab/><text:tab/><text:tab/><text:tab/><text:tab/><text:tab/><text:tab/> <text:s text:c="3"/>{object_total_ttc_locale}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